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Courier New" svg:font-family="'Courier New'" style:font-family-generic="roman" style:font-pitch="variable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7d2f1" officeooo:paragraph-rsid="0017d2f1"/>
    </style:style>
    <style:style style:name="P2" style:family="paragraph" style:parent-style-name="Text_20_body">
      <style:paragraph-properties fo:text-align="justify" style:justify-single-word="false"/>
      <style:text-properties style:font-name="FreeSerif" officeooo:paragraph-rsid="0017e1ec"/>
    </style:style>
    <style:style style:name="P3" style:family="paragraph" style:parent-style-name="Text_20_body">
      <style:paragraph-properties fo:text-align="justify" style:justify-single-word="false"/>
      <style:text-properties style:font-name="FreeSerif" officeooo:rsid="005e8c6f" officeooo:paragraph-rsid="005e8c6f"/>
    </style:style>
    <style:style style:name="P4" style:family="paragraph" style:parent-style-name="Text_20_body">
      <style:paragraph-properties fo:text-align="justify" style:justify-single-word="false"/>
      <style:text-properties style:font-name="FreeSerif" officeooo:rsid="005fa3ae" officeooo:paragraph-rsid="005fa3ae"/>
    </style:style>
    <style:style style:name="P5" style:family="paragraph" style:parent-style-name="Text_20_body">
      <style:paragraph-properties fo:text-align="justify" style:justify-single-word="false"/>
      <style:text-properties style:font-name="FreeSerif" fo:font-weight="normal" officeooo:rsid="00622683" officeooo:paragraph-rsid="00622683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FreeSerif" fo:font-weight="normal" officeooo:rsid="0064cf8e" officeooo:paragraph-rsid="0064cf8e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FreeSerif" fo:font-weight="normal" officeooo:rsid="006cd232" officeooo:paragraph-rsid="006cd232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paragraph-rsid="0067b9e1"/>
    </style:style>
    <style:style style:name="P9" style:family="paragraph" style:parent-style-name="Text_20_body">
      <style:paragraph-properties fo:text-align="justify" style:justify-single-word="false"/>
      <style:text-properties officeooo:paragraph-rsid="006e607a"/>
    </style:style>
    <style:style style:name="P10" style:family="paragraph" style:parent-style-name="Text_20_body">
      <style:paragraph-properties fo:text-align="justify" style:justify-single-word="false"/>
      <style:text-properties officeooo:paragraph-rsid="00708253"/>
    </style:style>
    <style:style style:name="P11" style:family="paragraph" style:parent-style-name="Text_20_body">
      <style:paragraph-properties fo:text-align="justify" style:justify-single-word="false"/>
      <style:text-properties officeooo:paragraph-rsid="0074a523"/>
    </style:style>
    <style:style style:name="P12" style:family="paragraph" style:parent-style-name="Text_20_body">
      <style:paragraph-properties fo:text-align="justify" style:justify-single-word="false"/>
      <style:text-properties officeooo:rsid="0069a084" officeooo:paragraph-rsid="0069a084"/>
    </style:style>
    <style:style style:name="P13" style:family="paragraph" style:parent-style-name="Text_20_body">
      <style:paragraph-properties fo:text-align="justify" style:justify-single-word="false"/>
      <style:text-properties officeooo:rsid="006cd4a0" officeooo:paragraph-rsid="006cd4a0"/>
    </style:style>
    <style:style style:name="P14" style:family="paragraph" style:parent-style-name="Text_20_body">
      <style:paragraph-properties fo:text-align="justify" style:justify-single-word="false"/>
      <style:text-properties officeooo:rsid="006d7e89" officeooo:paragraph-rsid="006d7e89"/>
    </style:style>
    <style:style style:name="P15" style:family="paragraph" style:parent-style-name="Text_20_body">
      <style:paragraph-properties fo:text-align="justify" style:justify-single-word="false"/>
      <style:text-properties officeooo:rsid="006eafbd" officeooo:paragraph-rsid="006eafbd"/>
    </style:style>
    <style:style style:name="P16" style:family="paragraph" style:parent-style-name="Text_20_body">
      <style:paragraph-properties fo:text-align="justify" style:justify-single-word="false"/>
      <style:text-properties officeooo:rsid="007017ca" officeooo:paragraph-rsid="007017ca"/>
    </style:style>
    <style:style style:name="P17" style:family="paragraph" style:parent-style-name="Text_20_body">
      <style:paragraph-properties fo:text-align="justify" style:justify-single-word="false"/>
      <style:text-properties officeooo:rsid="00703371" officeooo:paragraph-rsid="00703371"/>
    </style:style>
    <style:style style:name="P18" style:family="paragraph" style:parent-style-name="Text_20_body">
      <style:paragraph-properties fo:text-align="justify" style:justify-single-word="false"/>
      <style:text-properties officeooo:rsid="00735524" officeooo:paragraph-rsid="00735524"/>
    </style:style>
    <style:style style:name="P19" style:family="paragraph" style:parent-style-name="Title">
      <style:text-properties officeooo:rsid="0017d2f1" officeooo:paragraph-rsid="0017d2f1"/>
    </style:style>
    <style:style style:name="P20" style:family="paragraph" style:parent-style-name="Heading_20_1">
      <style:text-properties officeooo:paragraph-rsid="00787d7a"/>
    </style:style>
    <style:style style:name="P21" style:family="paragraph" style:parent-style-name="Text_20_body">
      <style:text-properties officeooo:paragraph-rsid="00787d7a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78f0b2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Text_20_body">
      <style:paragraph-properties fo:text-align="start" style:justify-single-word="false"/>
      <style:text-properties officeooo:paragraph-rsid="0078f0b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fa3ae" style:font-weight-asian="normal" style:font-weight-complex="normal"/>
    </style:style>
    <style:style style:name="T3" style:family="text">
      <style:text-properties fo:font-weight="normal" officeooo:rsid="00610db9" style:font-weight-asian="normal" style:font-weight-complex="normal"/>
    </style:style>
    <style:style style:name="T4" style:family="text">
      <style:text-properties officeooo:rsid="0017e1ec"/>
    </style:style>
    <style:style style:name="T5" style:family="text">
      <style:text-properties officeooo:rsid="005e57e3"/>
    </style:style>
    <style:style style:name="T6" style:family="text">
      <style:text-properties officeooo:rsid="005e8c6f"/>
    </style:style>
    <style:style style:name="T7" style:family="text">
      <style:text-properties officeooo:rsid="006319b8"/>
    </style:style>
    <style:style style:name="T8" style:family="text">
      <style:text-properties officeooo:rsid="006607ca"/>
    </style:style>
    <style:style style:name="T9" style:family="text">
      <style:text-properties officeooo:rsid="00668740"/>
    </style:style>
    <style:style style:name="T10" style:family="text">
      <style:text-properties officeooo:rsid="0067b9e1"/>
    </style:style>
    <style:style style:name="T11" style:family="text">
      <style:text-properties style:font-name="FreeSerif" fo:font-weight="normal" style:font-weight-asian="normal" style:font-weight-complex="normal"/>
    </style:style>
    <style:style style:name="T12" style:family="text">
      <style:text-properties style:font-name="FreeSerif" fo:font-weight="normal" officeooo:rsid="0067b9e1" style:font-weight-asian="normal" style:font-weight-complex="normal"/>
    </style:style>
    <style:style style:name="T13" style:family="text">
      <style:text-properties style:font-name="FreeSerif" fo:font-weight="normal" officeooo:rsid="0069a084" style:font-weight-asian="normal" style:font-weight-complex="normal"/>
    </style:style>
    <style:style style:name="T14" style:family="text">
      <style:text-properties style:font-name="FreeSerif" fo:font-weight="normal" officeooo:rsid="006cd232" style:font-weight-asian="normal" style:font-weight-complex="normal"/>
    </style:style>
    <style:style style:name="T15" style:family="text">
      <style:text-properties style:font-name="FreeSerif" fo:font-weight="normal" officeooo:rsid="006d7e89" style:font-weight-asian="normal" style:font-weight-complex="normal"/>
    </style:style>
    <style:style style:name="T16" style:family="text">
      <style:text-properties style:font-name="FreeSerif" fo:font-weight="normal" officeooo:rsid="006e607a" style:font-weight-asian="normal" style:font-weight-complex="normal"/>
    </style:style>
    <style:style style:name="T17" style:family="text">
      <style:text-properties style:font-name="FreeSerif" fo:font-weight="normal" officeooo:rsid="006eafbd" style:font-weight-asian="normal" style:font-weight-complex="normal"/>
    </style:style>
    <style:style style:name="T18" style:family="text">
      <style:text-properties style:font-name="FreeSerif" fo:font-weight="normal" officeooo:rsid="006fff94" style:font-weight-asian="normal" style:font-weight-complex="normal"/>
    </style:style>
    <style:style style:name="T19" style:family="text">
      <style:text-properties style:font-name="FreeSerif" fo:font-weight="normal" officeooo:rsid="00703371" style:font-weight-asian="normal" style:font-weight-complex="normal"/>
    </style:style>
    <style:style style:name="T20" style:family="text">
      <style:text-properties style:font-name="FreeSerif" fo:font-weight="normal" officeooo:rsid="00708253" style:font-weight-asian="normal" style:font-weight-complex="normal"/>
    </style:style>
    <style:style style:name="T21" style:family="text">
      <style:text-properties style:font-name="FreeSerif" fo:font-weight="normal" officeooo:rsid="00735524" style:font-weight-asian="normal" style:font-weight-complex="normal"/>
    </style:style>
    <style:style style:name="T22" style:family="text">
      <style:text-properties style:font-name="FreeSerif" fo:font-weight="normal" officeooo:rsid="0074a523" style:font-weight-asian="normal" style:font-weight-complex="normal"/>
    </style:style>
    <style:style style:name="T23" style:family="text">
      <style:text-properties style:font-name="FreeSerif" fo:font-weight="normal" officeooo:rsid="0074aeed" style:font-weight-asian="normal" style:font-weight-complex="normal"/>
    </style:style>
    <style:style style:name="T24" style:family="text">
      <style:text-properties style:font-name="FreeSerif" fo:font-weight="normal" officeooo:rsid="0076ee31" style:font-weight-asian="normal" style:font-weight-complex="normal"/>
    </style:style>
    <style:style style:name="T25" style:family="text">
      <style:text-properties officeooo:rsid="0075f0bd"/>
    </style:style>
    <style:style style:name="T26" style:family="text">
      <style:text-properties officeooo:rsid="00787d7a"/>
    </style:style>
    <style:style style:name="T27" style:family="text">
      <style:text-properties style:font-name="Times New Roman" fo:font-size="12pt" style:font-size-asian="12pt" style:font-name-complex="Times New Roman1" style:font-size-complex="12pt"/>
    </style:style>
    <style:style style:name="T28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29" style:family="text">
      <style:text-properties fo:font-size="12pt" style:font-size-asian="12pt" style:font-name-complex="Times New Roman1" style:font-size-complex="12pt"/>
    </style:style>
    <style:style style:name="T30" style:family="text">
      <style:text-properties fo:font-size="12pt" style:font-name-asian="Times New Roman1" style:font-size-asian="12pt" style:language-asian="pt" style:country-asian="BR" style:font-name-complex="Times New Roman1" style:font-size-complex="12pt"/>
    </style:style>
    <style:style style:name="T31" style:family="text">
      <style:text-properties officeooo:rsid="0078f0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ortfólio – Redes de Computadores</text:p>
      <text:p text:style-name="P1">Gabriel Gian, <text:span text:style-name="T5">4</text:span>° período</text:p>
      <text:h text:style-name="Heading_20_1" text:outline-level="1">Lista <text:span text:style-name="T26">01</text:span></text:h>
      <text:p text:style-name="Text_20_body"/>
      <text:p text:style-name="P2"><text:span text:style-name="T4">1) </text:span><text:span text:style-name="T6">Um desenvolvedor pode optar pelo protocolo UDP a despeito do TCP por questões de facilidade de implementação e aumento na velocidade de transferência devido à não-orientação a conexões. Isto obviamente tem seu peso em questões de segurança e entrega de dados, mas um desenvolvedor que escolhe tal protocolo é ciente das desvantagens e, se escolhe implementar mesmo assim, é devido à possibilidade, daquele caso de uso específico, de sacrificar tais elementos.</text:span></text:p>
      <text:p text:style-name="P3">2) <text:span text:style-name="T2">A facilidade de implementação do UDP é uma grande facilitadora, e em casos como o tráfego de voz ou vídeo, que são permissivos com a perda de pacotes (o que é uma leve falha na voz ou um quadro perdido em um vídeo, no final das contas?), é mais sábio implementar um protocolo com menos garantias e mais velocidade como o UDP.</text:span></text:p>
      <text:p text:style-name="P4"><text:span text:style-name="T1">3) </text:span><text:span text:style-name="T3">Sim. O UDP é dotado de um sistema de checksums, que fornece um valor a ser somado, do lado do cliente, e, ao efetuar a soma binária do lado do servidor, e enviar o resultado novamente ao cliente, é possível determinar se ocorreram erros de corrompimento de dados ou mesmo de perda e reenviar o pacote.</text:span></text:p>
      <text:p text:style-name="P5">4) <text:span text:style-name="T7">Não. A porta 80 recebe requisições TCP e, após estabelecer uma conexão com o cliente, direciona a conexão para uma outra porta criada pelo SO. Desse modo, os computadores A e B estão conectados de portas diferentes.</text:span></text:p>
      <text:p text:style-name="P6">5) <text:span text:style-name="T25">Número da porta y para o da porta x.</text:span></text:p>
      <text:p text:style-name="P6">7) <text:span text:style-name="T8">Comunicação lógica significa uma camada de abstração </text:span><text:span text:style-name="T9">na comunicação entre duas aplicações – </text:span><text:span text:style-name="T10">isto quer dizer que, apesar de fisicamente conectados, não é necessário o conhecimento de nada abaixo da camada de transporte para que a conexão seja estabelecida entre as aplicalções.</text:span></text:p>
      <text:p text:style-name="P8"><text:span text:style-name="T12">8) </text:span><text:span text:style-name="T13">Os serviços oferecidos pelo protocolo TCP são: HTTP, HTTPS, SMTP, Telnet e SSH.</text:span></text:p>
      <text:p text:style-name="P12"><text:span text:style-name="T11">9) </text:span><text:span text:style-name="T14">São serviços responsáveis por dividir os dados a serem enviados pela rede em pacotes, endereçá-los com cabeçalhos, e realocá-los no dado original, respectivamente.</text:span></text:p>
      <text:p text:style-name="P7">10) Porque ele não requer uma conexão única entre um socket e um cliente – um servidor UDP pode receber datagramas de diversos clientes pelo mesmo socket. Essa efemeridade é ausente nos protocolos orientados a conexão como o TCP.</text:p>
      <text:p text:style-name="P13"><text:span text:style-name="T14">1</text:span><text:span text:style-name="T11">1) </text:span><text:span text:style-name="T15">As portas de origem e destino especificam as portas desejadas para a troca de mensagens entre os clientes.</text:span></text:p>
      <text:p text:style-name="P14"><text:soft-page-break/><text:span text:style-name="T11">12) Porque o protocolo TCP </text:span><text:span text:style-name="T16">fornece uma série de garantias de segurança sobre os datagramas, mas como opera na camada de transporte, ao fornecê-los à camada de rede, utiliza o protocolo IP para enviá-los, embora a camada de rede não seja confiável.</text:span></text:p>
      <text:p text:style-name="P9"><text:span text:style-name="T16">13) </text:span><text:span text:style-name="T17">O round trip time é o tempo aproximado entre o envio de um pacote e seu recebimento no hospedeiro de origem.</text:span></text:p>
      <text:p text:style-name="P15"><text:span text:style-name="T11">14) </text:span><text:span text:style-name="T18">Um checksum é utilizado para a checagem de comprometimento nos dados enviados por uma rede. O checksum envia um valor a ser somado binariamente no host de destino. Ao receber o pacote, o host destinatário efetua uma operação de soma do checksum com um outro número fornecido e envia o resultado de volta para o host de origem. Caso o resultado da soma retorne um valor diferente do obtido pela soma do host de origem, é um indicador de comprometimento binário do datagrama enviado, criando a necessidade de reenviar o mesmo pois se encontra corrompido.</text:span></text:p>
      <text:p text:style-name="P16"><text:span text:style-name="T18">1</text:span><text:span text:style-name="T11">5) </text:span><text:span text:style-name="T19">Uma vantagem é a ausência de um buffer no receptor, o que torna a implementação da abordagem Volta-N mais simplificado e facilitado.</text:span></text:p>
      <text:p text:style-name="P17"><text:span text:style-name="T11">16) </text:span><text:span text:style-name="T20">Uma vantagem é que, havendo um segmento em falta no host receptor, essa abordagem provê novamente apenas o segmento em falta – sem a necessidade de reenviar todos os segmentos.</text:span></text:p>
      <text:p text:style-name="P10"><text:span text:style-name="T20">17) </text:span><text:span text:style-name="T11">No tipo "para e espera", somente uma mensagem é transmitida, enquanto no "janelas deslizantes", </text:span><text:span text:style-name="T21">diversas</text:span><text:span text:style-name="T11"> mensagens </text:span><text:span text:style-name="T21">podem ser</text:span><text:span text:style-name="T11"> enviadas ao mesmo tempo, otimizando a utilização do link.</text:span></text:p>
      <text:p text:style-name="P18"><text:span text:style-name="T11">18) </text:span><text:span text:style-name="T22">Um segmento é a divisão de uma rede em subseções, que não constituem sozinhos uma rede, mas apenas se considerados como um todo.</text:span></text:p>
      <text:p text:style-name="P11"><text:span text:style-name="T24">19</text:span><text:span text:style-name="T22">) </text:span><text:span text:style-name="T11">Não, pois nem toda a banda utilizada está enviando dados originais, e o TCP envia pacotes quando for </text:span><text:span text:style-name="T23">propício –</text:span><text:span text:style-name="T11"> o que não significa que </text:span><text:span text:style-name="T23">será no momento em que o dado estiver</text:span><text:span text:style-name="T11"> pronto, eliminando assim o envio em tempo real.</text:span></text:p>
      <text:h text:style-name="P20" text:outline-level="1"><text:span text:style-name="T26">Lista 02</text:span></text:h>
      <text:p text:style-name="P21"/>
      <text:p text:style-name="P25"><text:span text:style-name="T31">1) </text:span>O endereço IP pode ser descrito em números binários por: 11011111.00000001.00000011.000111000</text:p>
      <text:p text:style-name="P25"><text:span text:style-name="T31">2) </text:span>Endereço IPv4: 172.16.244.247</text:p>
      <text:p text:style-name="P24">Máscara de sub-rede IPv4: 255.255.240.0</text:p>
      <text:p text:style-name="P24">Gateway Padrão IPv4: 172.16.250.6</text:p>
      <text:p text:style-name="P24">Servidor DNS IPv4: 172.16.241.214</text:p>
      <text:p text:style-name="P24">Servidor DHCP IPv4: 192.168.1.1 </text:p>
      <text:p text:style-name="P24">Endereço IPv6 link-local: fe80::dac:d4bc:bedc:f516%14</text:p>
      <text:p text:style-name="P22"><text:soft-page-break/><text:span text:style-name="T31">3) </text:span>O datagrama IP passará por pelo menos 8 interfaces: a do hospedeiro de origem, a de entrada e saída de cada roteador, e a do hospedeiro de destino). Pelo menos três tabelas de repasse serão indexadas, uma em cada roteador. </text:p>
      <text:p text:style-name="P22"><text:span text:style-name="T31">4) </text:span>O cabeçalho do protocolo 8 bits no datagrama IP contém informações sobre qual protocolo e qual camada de transporte do host de destino deve passar para o segmento.</text:p>
      <text:p text:style-name="P22"><text:span text:style-name="T31">5) </text:span>A metade de cada datagrama será sobrecarga, visto que o cabeçalho do TCP possui 20 bytes, e o cabeçalho do IP tem mais 20 bytes (considerando que não haja nada no campo de opções). Sendo assim, cada datagrama terá 40 bytes, e apenas 20 deles serão dados de aplicação, ou seja, 50%. </text:p>
      <text:p text:style-name="P22"><text:span text:style-name="T31">6) </text:span>Comumente, o roteador wireless inclui um servidor DHCP. O DHCP é usado para atribuir endereços IP aos 5 PCs e à interface do roteador. O roteador sem fio também usa o NAT, pois obtém apenas um endereço IP do provedor.</text:p>
      <text:p text:style-name="P23"><text:span text:style-name="T31">7) </text:span>Diferenças entre IPv4 e IPv6: Capacidade de endereçamento expandida, cabeçalho fixo de 40 bytes, rotulação de fluxo e prioridade.</text:p>
      <text:p text:style-name="P23">Campos retirados na versão do IPv6: Fragmentação/remontagem, soma de verificação do cabeçalho, opções. </text:p>
      <text:p text:style-name="P22">Campos em comum: versão, limite de saltos/TTL, próximo cabeçalho/protocolo, endereço de destino e de origem.</text:p>
      <text:p text:style-name="P22"><text:span text:style-name="T31">8) </text:span>Sim, pois, quando isso acontece, os datagramas do protocolo IPv6 são tratados como dados e colocados no campo relativo a eles dos datagramas IPv4, sem que nenhuma informação do seu conteúdo (incluindo cabeçalho) seja perdid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Courier New" svg:font-family="'Courier New'" style:font-family-generic="roman" style:font-pitch="variable"/>
    <style:font-face style:name="FreeSerif" svg:font-family="FreeSerif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pt" fo:country="BR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09:04:01.412402203</meta:creation-date>
    <dc:date>2020-11-16T20:08:51.759061510</dc:date>
    <meta:editing-duration>PT3H8M13S</meta:editing-duration>
    <meta:editing-cycles>66</meta:editing-cycles>
    <meta:generator>LibreOffice/7.0.3.1$Linux_X86_64 LibreOffice_project/00$Build-1</meta:generator>
    <meta:document-statistic meta:table-count="0" meta:image-count="0" meta:object-count="0" meta:page-count="3" meta:paragraph-count="37" meta:word-count="980" meta:character-count="5850" meta:non-whitespace-character-count="4898"/>
  </office:meta>
</office:document-meta>
</file>